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20cbf"/>
    </style:style>
    <style:style style:name="P2" style:family="paragraph" style:parent-style-name="Standard">
      <style:paragraph-properties fo:line-height="115%"/>
      <style:text-properties officeooo:paragraph-rsid="00033af5"/>
    </style:style>
    <style:style style:name="P3" style:family="paragraph" style:parent-style-name="Standard">
      <style:paragraph-properties fo:line-height="115%"/>
      <style:text-properties officeooo:paragraph-rsid="00039bca"/>
    </style:style>
    <style:style style:name="P4" style:family="paragraph" style:parent-style-name="Standard">
      <style:paragraph-properties fo:line-height="100%"/>
      <style:text-properties officeooo:paragraph-rsid="00020cbf"/>
    </style:style>
    <style:style style:name="P5" style:family="paragraph" style:parent-style-name="Standard">
      <style:paragraph-properties fo:line-height="100%"/>
      <style:text-properties officeooo:paragraph-rsid="00033af5"/>
    </style:style>
    <style:style style:name="P6" style:family="paragraph" style:parent-style-name="Standard">
      <style:paragraph-properties fo:line-height="100%"/>
      <style:text-properties officeooo:paragraph-rsid="00039bca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020cbf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033af5"/>
    </style:style>
    <style:style style:name="P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039bca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officeooo:paragraph-rsid="00020cbf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officeooo:paragraph-rsid="00033af5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officeooo:paragraph-rsid="00039bca"/>
    </style:style>
    <style:style style:name="P13" style:family="paragraph" style:parent-style-name="Standard" style:list-style-name="WWNum2">
      <style:paragraph-properties fo:margin-left="1.27cm" fo:margin-right="0cm" fo:line-height="115%" fo:text-indent="-0.635cm" style:auto-text-indent="false"/>
      <style:text-properties officeooo:paragraph-rsid="00020cbf"/>
    </style:style>
    <style:style style:name="P14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officeooo:paragraph-rsid="00020cbf"/>
    </style:style>
    <style:style style:name="P15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officeooo:paragraph-rsid="00033af5"/>
    </style:style>
    <style:style style:name="P16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officeooo:paragraph-rsid="00039bca"/>
    </style:style>
    <style:style style:name="P17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20cbf" style:letter-kerning="false" style:font-size-asian="11pt" style:font-weight-asian="normal"/>
    </style:style>
    <style:style style:name="P18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33af5" style:letter-kerning="false" style:font-size-asian="11pt" style:font-weight-asian="normal"/>
    </style:style>
    <style:style style:name="P19" style:family="paragraph" style:parent-style-name="Standard" style:list-style-name="WWNum2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39bca" style:letter-kerning="false" style:font-size-asian="11pt" style:font-weight-asian="normal"/>
    </style:style>
    <style:style style:name="P20" style:family="paragraph" style:parent-style-name="Standard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20cbf" style:letter-kerning="false" style:font-size-asian="11pt" style:font-weight-asian="normal"/>
    </style:style>
    <style:style style:name="P21" style:family="paragraph" style:parent-style-name="Standard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33af5" style:letter-kerning="false" style:font-size-asian="11pt" style:font-weight-asian="normal"/>
    </style:style>
    <style:style style:name="P22" style:family="paragraph" style:parent-style-name="Standard">
      <style:paragraph-properties fo:margin-left="0.635cm" fo:margin-right="0cm" fo:line-height="115%" fo:text-indent="0cm" style:auto-text-indent="false"/>
      <style:text-properties style:font-name="Times New Roman" fo:font-size="11pt" fo:language="en" fo:country="US" fo:font-weight="normal" officeooo:paragraph-rsid="00039bca" style:letter-kerning="false" style:font-size-asian="11pt" style:font-weight-asian="normal"/>
    </style:style>
    <style:style style:name="P23" style:family="paragraph" style:parent-style-name="Standard" style:list-style-name="WWNum2">
      <style:paragraph-properties fo:margin-left="0cm" fo:margin-right="0cm" fo:line-height="115%" fo:text-indent="0cm" style:auto-text-indent="false"/>
      <style:text-properties officeooo:paragraph-rsid="00020cbf"/>
    </style:style>
    <style:style style:name="P24" style:family="paragraph" style:parent-style-name="Standard">
      <style:paragraph-properties fo:margin-left="0cm" fo:margin-right="0cm" fo:line-height="115%" fo:text-indent="0cm" style:auto-text-indent="false"/>
      <style:text-properties style:font-name="Times New Roman" fo:font-size="11pt" fo:language="en" fo:country="US" fo:font-weight="normal" officeooo:paragraph-rsid="00020cbf" style:letter-kerning="false" style:font-size-asian="11pt" style:font-weight-asian="normal"/>
    </style:style>
    <style:style style:name="T1" style:family="text">
      <style:text-properties style:font-name="Times New Roman" fo:font-size="11pt" fo:language="zxx" fo:country="none" fo:font-weight="bold" style:letter-kerning="true" style:font-size-asian="11pt" style:font-weight-asian="bold"/>
    </style:style>
    <style:style style:name="T2" style:family="text">
      <style:text-properties style:font-name="Times New Roman" fo:font-size="11pt" fo:language="zxx" fo:country="none" fo:font-weight="bold" officeooo:rsid="00020cbf" style:letter-kerning="true" style:font-size-asian="11pt" style:font-weight-asian="bold"/>
    </style:style>
    <style:style style:name="T3" style:family="text">
      <style:text-properties style:font-name="Times New Roman" fo:font-size="11pt" fo:language="zxx" fo:country="none" fo:font-weight="bold" officeooo:rsid="00033af5" style:letter-kerning="true" style:font-size-asian="11pt" style:font-weight-asian="bold"/>
    </style:style>
    <style:style style:name="T4" style:family="text">
      <style:text-properties style:font-name="Times New Roman" fo:font-size="11pt" fo:language="zxx" fo:country="none" fo:font-weight="bold" officeooo:rsid="00039bca" style:letter-kerning="true" style:font-size-asian="11pt" style:font-weight-asian="bold"/>
    </style:style>
    <style:style style:name="T5" style:family="text">
      <style:text-properties style:font-name="Times New Roman" fo:font-size="11pt" fo:language="zxx" fo:country="none" fo:font-weight="normal" style:letter-kerning="true" style:font-size-asian="11pt" style:font-weight-asian="normal"/>
    </style:style>
    <style:style style:name="T6" style:family="text">
      <style:text-properties style:font-name="Times New Roman" fo:font-size="11pt" fo:language="zxx" fo:country="none" fo:font-weight="normal" officeooo:rsid="00020cbf" style:letter-kerning="true" style:font-size-asian="11pt" style:font-weight-asian="normal"/>
    </style:style>
    <style:style style:name="T7" style:family="text">
      <style:text-properties style:font-name="Times New Roman" fo:font-size="11pt" fo:language="zxx" fo:country="none" fo:font-weight="normal" officeooo:rsid="00033af5" style:letter-kerning="true" style:font-size-asian="11pt" style:font-weight-asian="normal"/>
    </style:style>
    <style:style style:name="T8" style:family="text">
      <style:text-properties style:font-name="Times New Roman" fo:font-size="11pt" fo:language="zxx" fo:country="none" fo:font-weight="normal" officeooo:rsid="00039bca" style:letter-kerning="true" style:font-size-asian="11pt" style:font-weight-asian="normal"/>
    </style:style>
    <style:style style:name="T9" style:family="text">
      <style:text-properties style:font-name="Times New Roman" fo:font-size="11pt" fo:language="pl" fo:country="PL" fo:font-weight="normal" style:letter-kerning="true" style:font-size-asian="11pt" style:font-weight-asian="normal"/>
    </style:style>
    <style:style style:name="T10" style:family="text">
      <style:text-properties style:font-name="Times New Roman" fo:font-size="11pt" fo:language="pl" fo:country="PL" fo:font-weight="normal" officeooo:rsid="00020cbf" style:letter-kerning="true" style:font-size-asian="11pt" style:font-weight-asian="normal"/>
    </style:style>
    <style:style style:name="T11" style:family="text">
      <style:text-properties style:font-name="Times New Roman" fo:font-size="11pt" fo:language="pl" fo:country="PL" fo:font-weight="normal" officeooo:rsid="00033af5" style:letter-kerning="true" style:font-size-asian="11pt" style:font-weight-asian="normal"/>
    </style:style>
    <style:style style:name="T12" style:family="text">
      <style:text-properties style:font-name="Cambria Math" fo:font-size="11pt" fo:language="zxx" fo:country="none" fo:font-weight="normal" style:letter-kerning="true" style:font-size-asian="11pt" style:font-weight-asian="normal"/>
    </style:style>
    <style:style style:name="T13" style:family="text">
      <style:text-properties style:font-name="Cambria Math" fo:font-size="11pt" fo:language="zxx" fo:country="none" fo:font-weight="normal" officeooo:rsid="00033af5" style:letter-kerning="true" style:font-size-asian="11pt" style:font-weight-asian="normal"/>
    </style:style>
    <style:style style:name="T14" style:family="text">
      <style:text-properties fo:language="pl" fo:country="PL" style:letter-kerning="true"/>
    </style:style>
    <style:style style:name="T15" style:family="text">
      <style:text-properties fo:language="pl" fo:country="PL" officeooo:rsid="00020cbf" style:letter-kerning="true"/>
    </style:style>
    <style:style style:name="T16" style:family="text">
      <style:text-properties fo:language="pl" fo:country="PL" officeooo:rsid="00033af5" style:letter-kerning="true"/>
    </style:style>
    <style:style style:name="T17" style:family="text">
      <style:text-properties fo:language="pl" fo:country="PL" officeooo:rsid="00039bca" style:letter-kerning="true"/>
    </style:style>
    <style:style style:name="T18" style:family="text">
      <style:text-properties fo:language="pl" fo:country="PL" officeooo:rsid="00041960" style:letter-kerning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pis przypadku użycia "</text:span><text:span text:style-name="T2">Wyjmij produkt z magazynu</text:span><text:span text:style-name="T1">": </text:span></text:p>
      <text:p text:style-name="P7"><text:span text:style-name="T6"/></text:p>
      <text:p text:style-name="P10"><text:span text:style-name="T5">2. Aktorzy: </text:span><text:line-break/><text:span text:style-name="T5">- Serwisant</text:span><text:line-break/></text:p>
      <text:p text:style-name="P1"><text:span text:style-name="T5">3. Krótki opis: </text:span></text:p>
      <text:p text:style-name="P1"><text:span text:style-name="T9"><text:tab/></text:span><text:span text:style-name="T5"> </text:span><text:span text:style-name="T6">Wyjęcie produktu potrzebnego do naprawy.</text:span></text:p>
      <text:p text:style-name="P1"><text:span text:style-name="T5">4. Warunki wstępne: </text:span></text:p>
      <text:p text:style-name="P1"><text:span text:style-name="T5"><text:tab/>Osoba musi </text:span><text:span text:style-name="T6">posiadać konto serwisanta</text:span></text:p>
      <text:p text:style-name="P1"><text:span text:style-name="T5">5. Warunki końcowe:</text:span></text:p>
      <text:p text:style-name="P1"><text:span text:style-name="T5"><text:tab/>System odnotowuje, </text:span><text:span text:style-name="T6">że produkt został wyjęty z magazynu</text:span><text:span text:style-name="T5">.</text:span></text:p>
      <text:p text:style-name="P1"><text:span text:style-name="T5">6. Główny przepływ zdarzeń:</text:span></text:p>
      <text:p text:style-name="P4"><text:span text:style-name="T12">⦁</text:span><text:span text:style-name="T5"><text:tab/></text:span><text:span text:style-name="T6">Serwisant wybiera produkt</text:span><text:span text:style-name="T5">.</text:span></text:p>
      <text:p text:style-name="P4"><text:span text:style-name="T12">⦁</text:span><text:span text:style-name="T5"><text:tab/>Poprawnie </text:span><text:span text:style-name="T10">wybrano produkt z magazynu.</text:span></text:p>
      <text:p text:style-name="P1"><text:span text:style-name="T9">7. Alternatywny przepływ zdarzeń:</text:span></text:p>
      <text:list xml:id="list4232714265" text:style-name="WWNum2">
        <text:list-item>
          <text:p text:style-name="P13"><text:span text:style-name="T9"><text:tab/> System wyświetla komunikat o błędnych danych.</text:span></text:p>
        </text:list-item>
        <text:list-item>
          <text:p text:style-name="P13"><text:span text:style-name="T9"><text:tab/> Osoba anuluje </text:span><text:span text:style-name="T10">wyjęcie produktu</text:span><text:span text:style-name="T9">.</text:span></text:p>
          <text:p text:style-name="P23"><text:span text:style-name="T9"/></text:p>
        </text:list-item>
      </text:list>
      <text:p text:style-name="P7"><text:span text:style-name="T1">Opis przypadku użycia "</text:span><text:span text:style-name="T2">Oddaj produkt z magazynu</text:span><text:span text:style-name="T1">": </text:span></text:p>
      <text:p text:style-name="P7"><text:span text:style-name="T6"/></text:p>
      <text:p text:style-name="P10"><text:span text:style-name="T5">2. Aktorzy: </text:span><text:line-break/><text:span text:style-name="T5">- Serwisant</text:span><text:line-break/></text:p>
      <text:p text:style-name="P1"><text:span text:style-name="T5">3. Krótki opis: </text:span></text:p>
      <text:p text:style-name="P1"><text:span text:style-name="T9"><text:tab/></text:span><text:span text:style-name="T5"> </text:span><text:span text:style-name="T6">Oddanie produktu potrzebnego do naprawy.</text:span></text:p>
      <text:p text:style-name="P1"><text:span text:style-name="T5">4. Warunki wstępne: </text:span></text:p>
      <text:p text:style-name="P1"><text:span text:style-name="T5"><text:tab/>Osoba musi </text:span><text:span text:style-name="T6">posiadać konto serwisanta oraz posiadać ze sobą produkt z magazynu.</text:span></text:p>
      <text:p text:style-name="P1"><text:span text:style-name="T5">5. Warunki końcowe:</text:span></text:p>
      <text:p text:style-name="P1"><text:span text:style-name="T5"><text:tab/>System odnotowuje, </text:span><text:span text:style-name="T6">że produkt został oddany</text:span><text:span text:style-name="T5">.</text:span></text:p>
      <text:p text:style-name="P1"><text:span text:style-name="T5">6. Główny przepływ zdarzeń:</text:span></text:p>
      <text:p text:style-name="P4"><text:span text:style-name="T12">⦁</text:span><text:span text:style-name="T5"><text:tab/></text:span><text:span text:style-name="T6">Serwisant oddaje posiadany produkt</text:span><text:span text:style-name="T5">.</text:span></text:p>
      <text:p text:style-name="P4"><text:span text:style-name="T12">⦁</text:span><text:span text:style-name="T5"><text:tab/>Poprawnie </text:span><text:span text:style-name="T6">oddano</text:span><text:span text:style-name="T10"> produkt do magazynu.</text:span></text:p>
      <text:p text:style-name="P1"><text:span text:style-name="T9">7. Alternatywny przepływ zdarzeń:</text:span></text:p>
      <text:list xml:id="list143255820078608" text:continue-numbering="true" text:style-name="WWNum2">
        <text:list-header>
          <text:p text:style-name="P14"><text:span text:style-name="T10">1.</text:span><text:span text:style-name="T9"><text:tab/> System wyświetla komunikat o błędnych danych.</text:span></text:p>
          <text:p text:style-name="P14"><text:span text:style-name="T10">2.</text:span><text:span text:style-name="T9"><text:tab/> Osoba anuluje </text:span><text:span text:style-name="T10">oddanie produktu</text:span><text:span text:style-name="T9">.</text:span></text:p>
        </text:list-header>
      </text:list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7"><text:soft-page-break/><text:span text:style-name="T1">Opis przypadku użycia "</text:span><text:span text:style-name="T2">Dodaj produkty do magazynu</text:span><text:span text:style-name="T1">": </text:span></text:p>
      <text:p text:style-name="P7"><text:span text:style-name="T6"/></text:p>
      <text:p text:style-name="P10"><text:span text:style-name="T5">2. Aktorzy: </text:span><text:line-break/><text:span text:style-name="T5">- S</text:span><text:span text:style-name="T7">zef</text:span><text:line-break/></text:p>
      <text:p text:style-name="P1"><text:span text:style-name="T5">3. Krótki opis: </text:span></text:p>
      <text:p text:style-name="P1"><text:span text:style-name="T9"><text:tab/></text:span><text:span text:style-name="T5"> </text:span><text:span text:style-name="T7">Dodanie nowego produktu do magazynu</text:span><text:span text:style-name="T6">.</text:span></text:p>
      <text:p text:style-name="P1"><text:span text:style-name="T5">4. Warunki wstępne: </text:span></text:p>
      <text:p text:style-name="P1"><text:span text:style-name="T5"><text:tab/>Osoba musi </text:span><text:span text:style-name="T6">posiadać konto s</text:span><text:span text:style-name="T7">zefa</text:span><text:span text:style-name="T6">.</text:span></text:p>
      <text:p text:style-name="P1"><text:span text:style-name="T5">5. Warunki końcowe:</text:span></text:p>
      <text:p text:style-name="P1"><text:span text:style-name="T5"><text:tab/>System odnotowuje, </text:span><text:span text:style-name="T6">że prod</text:span><text:span text:style-name="T7">ukty zostały dodane do magazynu</text:span><text:span text:style-name="T5">.</text:span></text:p>
      <text:p text:style-name="P1"><text:span text:style-name="T5">6. Główny przepływ zdarzeń:</text:span></text:p>
      <text:p text:style-name="P4"><text:span text:style-name="T12">⦁</text:span><text:span text:style-name="T5"><text:tab/></text:span><text:span text:style-name="T6">S</text:span><text:span text:style-name="T7">zef</text:span><text:span text:style-name="T6"> </text:span><text:span text:style-name="T7">zamieszcza informacje o nowych</text:span><text:span text:style-name="T6"> produkt</text:span><text:span text:style-name="T7">ach</text:span><text:span text:style-name="T5">.</text:span></text:p>
      <text:p text:style-name="P4"><text:span text:style-name="T12">⦁</text:span><text:span text:style-name="T5"><text:tab/>Poprawnie </text:span><text:span text:style-name="T7">dodano</text:span><text:span text:style-name="T10"> produkt</text:span><text:span text:style-name="T11">y</text:span><text:span text:style-name="T10"> do magazynu.</text:span></text:p>
      <text:p text:style-name="P1"><text:span text:style-name="T9">7. Alternatywny przepływ zdarzeń:</text:span></text:p>
      <text:list xml:id="list143254505621499" text:continue-numbering="true" text:style-name="WWNum2">
        <text:list-header>
          <text:p text:style-name="P14"><text:span text:style-name="T10">1.</text:span><text:span text:style-name="T9"><text:tab/> System wyświetla komunikat o błędnych danych.</text:span></text:p>
          <text:p text:style-name="P17"><text:span text:style-name="T15">2.</text:span><text:span text:style-name="T14"><text:tab/> </text:span><text:span text:style-name="T16">Anulowanie dodawania nowych produktów</text:span><text:span text:style-name="T14">.</text:span></text:p>
        </text:list-header>
      </text:list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8"><text:span text:style-name="T1">Opis przypadku użycia "</text:span><text:span text:style-name="T3">Usuń</text:span><text:span text:style-name="T2"> produkty do magazynu</text:span><text:span text:style-name="T1">": </text:span></text:p>
      <text:p text:style-name="P8"><text:span text:style-name="T6"/></text:p>
      <text:p text:style-name="P11"><text:span text:style-name="T5">2. Aktorzy: </text:span><text:line-break/><text:span text:style-name="T5">- S</text:span><text:span text:style-name="T7">zef</text:span><text:line-break/></text:p>
      <text:p text:style-name="P2"><text:span text:style-name="T5">3. Krótki opis: </text:span></text:p>
      <text:p text:style-name="P2"><text:span text:style-name="T9"><text:tab/></text:span><text:span text:style-name="T5"> </text:span><text:span text:style-name="T7">Usuwanie produktu z magazynu</text:span><text:span text:style-name="T6">.</text:span></text:p>
      <text:p text:style-name="P2"><text:span text:style-name="T5">4. Warunki wstępne: </text:span></text:p>
      <text:p text:style-name="P2"><text:span text:style-name="T5"><text:tab/>Osoba musi </text:span><text:span text:style-name="T6">posiadać konto s</text:span><text:span text:style-name="T7">zefa</text:span><text:span text:style-name="T6">.</text:span></text:p>
      <text:p text:style-name="P2"><text:span text:style-name="T5">5. Warunki końcowe:</text:span></text:p>
      <text:p text:style-name="P2"><text:span text:style-name="T5"><text:tab/>System odnotowuje, </text:span><text:span text:style-name="T6">że prod</text:span><text:span text:style-name="T7">ukty zostały usunięte z magazynu</text:span><text:span text:style-name="T5">.</text:span></text:p>
      <text:p text:style-name="P2"><text:span text:style-name="T5">6. Główny przepływ zdarzeń:</text:span></text:p>
      <text:p text:style-name="P5"><text:span text:style-name="T12">⦁</text:span><text:span text:style-name="T5"><text:tab/></text:span><text:span text:style-name="T6">S</text:span><text:span text:style-name="T7">zef</text:span><text:span text:style-name="T6"> </text:span><text:span text:style-name="T7">wybiera produkt do usunięcia z magazynu</text:span><text:span text:style-name="T5">.</text:span></text:p>
      <text:p text:style-name="P5"><text:span text:style-name="T12">⦁</text:span><text:span text:style-name="T5"><text:tab/>Poprawnie </text:span><text:span text:style-name="T7">usunięto</text:span><text:span text:style-name="T10"> produkt</text:span><text:span text:style-name="T11">y</text:span><text:span text:style-name="T10"> </text:span><text:span text:style-name="T11">z</text:span><text:span text:style-name="T10"> magazynu.</text:span></text:p>
      <text:p text:style-name="P2"><text:span text:style-name="T9">7. Alternatywny przepływ zdarzeń:</text:span></text:p>
      <text:list xml:id="list143255961661104" text:continue-numbering="true" text:style-name="WWNum2">
        <text:list-header>
          <text:p text:style-name="P15"><text:span text:style-name="T10">1.</text:span><text:span text:style-name="T9"><text:tab/> System wyświetla komunikat o błędnych danych.</text:span></text:p>
          <text:p text:style-name="P18"><text:span text:style-name="T15">2.</text:span><text:span text:style-name="T14"><text:tab/> </text:span><text:span text:style-name="T16">Anulowanie usuwania produktu</text:span><text:span text:style-name="T14">.</text:span></text:p>
        </text:list-header>
      </text:list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8"><text:soft-page-break/><text:span text:style-name="T1">Opis przypadku użycia "</text:span><text:span text:style-name="T3">Czytaj raport</text:span><text:span text:style-name="T1">": </text:span></text:p>
      <text:p text:style-name="P8"><text:span text:style-name="T6"/></text:p>
      <text:p text:style-name="P11"><text:span text:style-name="T5">2. Aktorzy: </text:span><text:line-break/><text:span text:style-name="T5">- S</text:span><text:span text:style-name="T7">zef</text:span><text:line-break/></text:p>
      <text:p text:style-name="P2"><text:span text:style-name="T5">3. Krótki opis: </text:span></text:p>
      <text:p text:style-name="P2"><text:span text:style-name="T9"><text:tab/></text:span><text:span text:style-name="T5"> </text:span><text:span text:style-name="T7">Generowanie raportu na temat przeprowadzonych napraw oraz poniesionymi kosztami</text:span><text:span text:style-name="T6">.</text:span></text:p>
      <text:p text:style-name="P2"><text:span text:style-name="T5">4. Warunki wstępne: </text:span></text:p>
      <text:p text:style-name="P2"><text:span text:style-name="T5"><text:tab/>Osoba musi </text:span><text:span text:style-name="T6">posiadać konto s</text:span><text:span text:style-name="T7">zefa</text:span><text:span text:style-name="T6">.</text:span></text:p>
      <text:p text:style-name="P2"><text:span text:style-name="T5">5. Warunki końcowe:</text:span></text:p>
      <text:p text:style-name="P2"><text:span text:style-name="T5"><text:tab/>System </text:span><text:span text:style-name="T7">generuje raport</text:span><text:span text:style-name="T5">.</text:span></text:p>
      <text:p text:style-name="P2"><text:span text:style-name="T5">6. Główny przepływ zdarzeń:</text:span></text:p>
      <text:p text:style-name="P5"><text:span text:style-name="T12">⦁</text:span><text:span text:style-name="T5"><text:tab/></text:span><text:span text:style-name="T6">S</text:span><text:span text:style-name="T7">zef</text:span><text:span text:style-name="T6"> </text:span><text:span text:style-name="T7">wybiera czas, z którego ma zostać wygenerowany raport</text:span><text:span text:style-name="T5">.</text:span></text:p>
      <text:p text:style-name="P5"><text:span text:style-name="T12">⦁</text:span><text:span text:style-name="T5"><text:tab/></text:span><text:span text:style-name="T7">Wyświetlanie raportu</text:span><text:span text:style-name="T10">.</text:span></text:p>
      <text:p text:style-name="P2"><text:span text:style-name="T9">7. Alternatywny przepływ zdarzeń:</text:span></text:p>
      <text:list xml:id="list143254166946666" text:continue-numbering="true" text:style-name="WWNum2">
        <text:list-header>
          <text:p text:style-name="P15"><text:span text:style-name="T10">1.</text:span><text:span text:style-name="T9"><text:tab/> System wyświetla komunikat o błędnych danych.</text:span></text:p>
          <text:p text:style-name="P18"><text:span text:style-name="T15">2.</text:span><text:span text:style-name="T14"><text:tab/> </text:span><text:span text:style-name="T16">Anulowanie wyświetlania raportu</text:span><text:span text:style-name="T14">.</text:span></text:p>
        </text:list-header>
      </text:list>
      <text:p text:style-name="P21"><text:span text:style-name="T14"/></text:p>
      <text:p text:style-name="P21"><text:span text:style-name="T14"/></text:p>
      <text:p text:style-name="P8"><text:span text:style-name="T1">Opis przypadku użycia "</text:span><text:span text:style-name="T3">Wypłać premię</text:span><text:span text:style-name="T1">": </text:span></text:p>
      <text:p text:style-name="P8"><text:span text:style-name="T6"/></text:p>
      <text:p text:style-name="P11"><text:span text:style-name="T5">2. Aktorzy: </text:span><text:line-break/><text:span text:style-name="T5">- S</text:span><text:span text:style-name="T7">zef</text:span><text:line-break/></text:p>
      <text:p text:style-name="P2"><text:span text:style-name="T5">3. Krótki opis: </text:span></text:p>
      <text:p text:style-name="P2"><text:span text:style-name="T9"><text:tab/></text:span><text:span text:style-name="T5"> </text:span><text:span text:style-name="T7">Dodawanie premii dla konkretnego pracownika</text:span><text:span text:style-name="T6">.</text:span></text:p>
      <text:p text:style-name="P2"><text:span text:style-name="T5">4. Warunki wstępne: </text:span></text:p>
      <text:p text:style-name="P2"><text:span text:style-name="T5"><text:tab/>Osoba musi </text:span><text:span text:style-name="T6">posiadać konto s</text:span><text:span text:style-name="T7">zefa</text:span><text:span text:style-name="T6">.</text:span></text:p>
      <text:p text:style-name="P2"><text:span text:style-name="T5">5. Warunki końcowe:</text:span></text:p>
      <text:p text:style-name="P2"><text:span text:style-name="T5"><text:tab/>System odnotowuje</text:span><text:span text:style-name="T7"> przyznaną premię konkretnemu pracownikowi</text:span><text:span text:style-name="T5">.</text:span></text:p>
      <text:p text:style-name="P2"><text:span text:style-name="T5">6. Główny przepływ zdarzeń:</text:span></text:p>
      <text:p text:style-name="P5"><text:span text:style-name="T12">⦁</text:span><text:span text:style-name="T5"><text:tab/></text:span><text:span text:style-name="T6">S</text:span><text:span text:style-name="T7">zef</text:span><text:span text:style-name="T6"> </text:span><text:span text:style-name="T7">wybiera wartość premii.</text:span></text:p>
      <text:p text:style-name="P5"><text:span text:style-name="T12">⦁</text:span><text:span text:style-name="T5"><text:tab/></text:span><text:span text:style-name="T6">S</text:span><text:span text:style-name="T7">zef</text:span><text:span text:style-name="T6"> </text:span><text:span text:style-name="T7">wybiera pracownika.</text:span></text:p>
      <text:p text:style-name="P5"><text:span text:style-name="T12">⦁</text:span><text:span text:style-name="T5"><text:tab/>Poprawnie </text:span><text:span text:style-name="T7">przyznano premię</text:span><text:span text:style-name="T10">.</text:span></text:p>
      <text:p text:style-name="P2"><text:span text:style-name="T9">7. Alternatywny przepływ zdarzeń:</text:span></text:p>
      <text:list xml:id="list143254604772305" text:continue-numbering="true" text:style-name="WWNum2">
        <text:list-header>
          <text:p text:style-name="P15"><text:span text:style-name="T10">1.</text:span><text:span text:style-name="T9"><text:tab/> System wyświetla komunikat o błędnych danych.</text:span></text:p>
          <text:p text:style-name="P18"><text:span text:style-name="T15">2.</text:span><text:span text:style-name="T14"><text:tab/> </text:span><text:span text:style-name="T16">Anulowanie przyznania premii.</text:span></text:p>
        </text:list-header>
      </text:list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9"><text:soft-page-break/><text:span text:style-name="T1">Opis przypadku użycia "</text:span><text:span text:style-name="T4">Zarządzanie pracownikami</text:span><text:span text:style-name="T1">": </text:span></text:p>
      <text:p text:style-name="P9"><text:span text:style-name="T6"/></text:p>
      <text:p text:style-name="P12"><text:span text:style-name="T5">2. Aktorzy: </text:span><text:line-break/><text:span text:style-name="T5">- </text:span><text:span text:style-name="T8">Administrator</text:span><text:line-break/></text:p>
      <text:p text:style-name="P3"><text:span text:style-name="T5">3. Krótki opis: </text:span></text:p>
      <text:p text:style-name="P3"><text:span text:style-name="T9"><text:tab/></text:span><text:span text:style-name="T5"> </text:span><text:span text:style-name="T8">Operacje &lt;CRU&gt; (tworzenie, odczyt, aktualizacja) na pracownikach</text:span><text:span text:style-name="T6">.</text:span></text:p>
      <text:p text:style-name="P3"><text:span text:style-name="T5">4. Warunki wstępne: </text:span></text:p>
      <text:p text:style-name="P3"><text:span text:style-name="T5"><text:tab/>Osoba musi </text:span><text:span text:style-name="T6">posiadać konto </text:span><text:span text:style-name="T8">administratora</text:span><text:span text:style-name="T6">.</text:span></text:p>
      <text:p text:style-name="P3"><text:span text:style-name="T5">5. Warunki końcowe:</text:span></text:p>
      <text:p text:style-name="P3"><text:span text:style-name="T5"><text:tab/></text:span><text:span text:style-name="T8">System odnotowuje przeprowadzoną operację na pracowniku</text:span><text:span text:style-name="T5">.</text:span></text:p>
      <text:p text:style-name="P3"><text:span text:style-name="T5">6. Główny przepływ zdarzeń:</text:span></text:p>
      <text:p text:style-name="P6"><text:span text:style-name="T12">⦁</text:span><text:span text:style-name="T5"><text:tab/></text:span><text:span text:style-name="T8">Administrator wybiera pracownika</text:span><text:span text:style-name="T7">.</text:span></text:p>
      <text:p text:style-name="P6"><text:span text:style-name="T12">⦁</text:span><text:span text:style-name="T5"><text:tab/></text:span><text:span text:style-name="T8">Administrator</text:span><text:span text:style-name="T6"> </text:span><text:span text:style-name="T7">wybiera </text:span><text:span text:style-name="T8">operację do przeprowadzenia.</text:span></text:p>
      <text:p text:style-name="P6"><text:span text:style-name="T13">⦁</text:span><text:span text:style-name="T7"><text:tab/></text:span><text:span text:style-name="T8">Administrator</text:span><text:span text:style-name="T6"> </text:span><text:span text:style-name="T8">wypełnia konkretny formularz w zależności od przeprowadzanej operacji.</text:span></text:p>
      <text:p text:style-name="P6"><text:span text:style-name="T12">⦁</text:span><text:span text:style-name="T5"><text:tab/></text:span><text:span text:style-name="T8">Wyświetlanie komunikatu o przeprowadzonej operacji</text:span><text:span text:style-name="T10">.</text:span></text:p>
      <text:p text:style-name="P3"><text:span text:style-name="T9">7. Alternatywny przepływ zdarzeń:</text:span></text:p>
      <text:list xml:id="list143254735633197" text:continue-numbering="true" text:style-name="WWNum2">
        <text:list-header>
          <text:p text:style-name="P16"><text:span text:style-name="T10">1.</text:span><text:span text:style-name="T9"><text:tab/> System wyświetla komunikat o błędnych danych.</text:span></text:p>
          <text:p text:style-name="P19"><text:span text:style-name="T15">2.</text:span><text:span text:style-name="T16"><text:tab/> Anulowanie </text:span><text:span text:style-name="T17">przeprowadzanej </text:span><text:span text:style-name="T18">operacji</text:span><text:span text:style-name="T16">.</text:span></text:p>
        </text:list-header>
      </text:list>
      <text:p text:style-name="P22"><text:span text:style-name="T16"/></text:p>
      <text:p text:style-name="P22"><text:span text:style-name="T16"/></text:p>
      <text:p text:style-name="P9"><text:span text:style-name="T1">Opis przypadku użycia "</text:span><text:span text:style-name="T4">Zarządzanie klientami</text:span><text:span text:style-name="T1">": </text:span></text:p>
      <text:p text:style-name="P9"><text:span text:style-name="T6"/></text:p>
      <text:p text:style-name="P12"><text:span text:style-name="T5">2. Aktorzy: </text:span><text:line-break/><text:span text:style-name="T5">- </text:span><text:span text:style-name="T8">Administrator</text:span><text:line-break/></text:p>
      <text:p text:style-name="P3"><text:span text:style-name="T5">3. Krótki opis: </text:span></text:p>
      <text:p text:style-name="P3"><text:span text:style-name="T9"><text:tab/></text:span><text:span text:style-name="T5"> </text:span><text:span text:style-name="T8">Operacje &lt;CRU&gt; (tworzenie, odczyt, aktualizacja) na klientach</text:span><text:span text:style-name="T6">.</text:span></text:p>
      <text:p text:style-name="P3"><text:span text:style-name="T5">4. Warunki wstępne: </text:span></text:p>
      <text:p text:style-name="P3"><text:span text:style-name="T5"><text:tab/>Osoba musi </text:span><text:span text:style-name="T6">posiadać konto </text:span><text:span text:style-name="T8">administratora</text:span><text:span text:style-name="T6">.</text:span></text:p>
      <text:p text:style-name="P3"><text:span text:style-name="T5">5. Warunki końcowe:</text:span></text:p>
      <text:p text:style-name="P3"><text:span text:style-name="T5"><text:tab/></text:span><text:span text:style-name="T8">System odnotowuje przeprowadzoną operację na kliencie</text:span><text:span text:style-name="T5">.</text:span></text:p>
      <text:p text:style-name="P3"><text:span text:style-name="T5">6. Główny przepływ zdarzeń:</text:span></text:p>
      <text:p text:style-name="P6"><text:span text:style-name="T12">⦁</text:span><text:span text:style-name="T5"><text:tab/></text:span><text:span text:style-name="T8">Administrator wybiera klienta</text:span><text:span text:style-name="T7">.</text:span></text:p>
      <text:p text:style-name="P6"><text:span text:style-name="T12">⦁</text:span><text:span text:style-name="T5"><text:tab/></text:span><text:span text:style-name="T8">Administrator</text:span><text:span text:style-name="T6"> </text:span><text:span text:style-name="T7">wybiera </text:span><text:span text:style-name="T8">operację do przeprowadzenia.</text:span></text:p>
      <text:p text:style-name="P6"><text:span text:style-name="T13">⦁</text:span><text:span text:style-name="T7"><text:tab/></text:span><text:span text:style-name="T8">Administrator</text:span><text:span text:style-name="T6"> </text:span><text:span text:style-name="T8">wypełnia konkretny formularz w zależności od przeprowadzanej operacji.</text:span></text:p>
      <text:p text:style-name="P6"><text:span text:style-name="T12">⦁</text:span><text:span text:style-name="T5"><text:tab/></text:span><text:span text:style-name="T8">Wyświetlanie komunikatu o przeprowadzonej operacji</text:span><text:span text:style-name="T10">.</text:span></text:p>
      <text:p text:style-name="P3"><text:span text:style-name="T9">7. Alternatywny przepływ zdarzeń:</text:span></text:p>
      <text:list xml:id="list143255774131389" text:continue-numbering="true" text:style-name="WWNum2">
        <text:list-header>
          <text:p text:style-name="P16"><text:span text:style-name="T10">1.</text:span><text:span text:style-name="T9"><text:tab/> System wyświetla komunikat o błędnych danych.</text:span></text:p>
          <text:p text:style-name="P19"><text:span text:style-name="T15">2.</text:span><text:span text:style-name="T16"><text:tab/> Anulowanie </text:span><text:span text:style-name="T17">przeprowadzanej </text:span><text:span text:style-name="T18">operacji</text:span><text:span text:style-name="T16">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4:32:53.304000000</dc:date>
    <meta:editing-duration>PT54M32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4" meta:paragraph-count="117" meta:word-count="578" meta:character-count="4272" meta:non-whitespace-character-count="3723"/>
  </office:meta>
</office:document-meta>
</file>